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764cm" fo:margin-left="0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A1" style:family="table-cell">
      <style:table-cell-properties style:vertical-align="top" fo:padding-left="0.191cm" fo:padding-right="0.191cm" fo:padding-top="0cm" fo:padding-bottom="0cm" fo:border="1pt solid #000000"/>
    </style:style>
    <style:style style:name="Tabela2" style:family="table">
      <style:table-properties style:width="15.293cm" fo:margin-left="0cm" table:align="left" style:writing-mode="lr-tb"/>
    </style:style>
    <style:style style:name="Tabela2.A" style:family="table-column">
      <style:table-column-properties style:column-width="4.763cm"/>
    </style:style>
    <style:style style:name="Tabela2.B" style:family="table-column">
      <style:table-column-properties style:column-width="10.53cm"/>
    </style:style>
    <style:style style:name="Tabela2.A1" style:family="table-cell">
      <style:table-cell-properties style:vertical-align="top" fo:background-color="#d9d9d9" fo:padding="0.176cm" fo:border="0.5pt solid #000000">
        <style:background-image/>
      </style:table-cell-properties>
    </style:style>
    <style:style style:name="Tabela2.A2" style:family="table-cell">
      <style:table-cell-properties style:vertical-align="top" fo:padding="0.176cm" fo:border="0.5pt solid #000000"/>
    </style:style>
    <style:style style:name="Tabela2.B2" style:family="table-cell">
      <style:table-cell-properties style:vertical-align="top" fo:padding="0.176cm" fo:border="0.5pt solid #000000"/>
    </style:style>
    <style:style style:name="Tabela2.A3" style:family="table-cell">
      <style:table-cell-properties style:vertical-align="top" fo:padding="0.176cm" fo:border="0.5pt solid #000000"/>
    </style:style>
    <style:style style:name="Tabela2.B3" style:family="table-cell">
      <style:table-cell-properties style:vertical-align="top" fo:padding="0.176cm" fo:border="0.5pt solid #000000"/>
    </style:style>
    <style:style style:name="Tabela2.A4" style:family="table-cell">
      <style:table-cell-properties style:vertical-align="top" fo:padding="0.176cm" fo:border="0.5pt solid #000000"/>
    </style:style>
    <style:style style:name="Tabela2.B4" style:family="table-cell">
      <style:table-cell-properties style:vertical-align="top" fo:padding="0.176cm" fo:border="0.5pt solid #000000"/>
    </style:style>
    <style:style style:name="Tabela2.A5" style:family="table-cell">
      <style:table-cell-properties style:vertical-align="top" fo:padding="0.176cm" fo:border="0.5pt solid #000000"/>
    </style:style>
    <style:style style:name="Tabela2.B5" style:family="table-cell">
      <style:table-cell-properties style:vertical-align="top" fo:padding="0.176cm" fo:border="0.5pt solid #000000"/>
    </style:style>
    <style:style style:name="Tabela2.A6" style:family="table-cell">
      <style:table-cell-properties style:vertical-align="top" fo:padding="0.176cm" fo:border="0.5pt solid #000000"/>
    </style:style>
    <style:style style:name="Tabela2.B6" style:family="table-cell">
      <style:table-cell-properties style:vertical-align="top" fo:padding="0.176cm" fo:border="0.5pt solid #000000"/>
    </style:style>
    <style:style style:name="Tabela3" style:family="table">
      <style:table-properties style:width="16.51cm" fo:margin-left="0cm" table:align="left" style:writing-mode="lr-tb"/>
    </style:style>
    <style:style style:name="Tabela3.A" style:family="table-column">
      <style:table-column-properties style:column-width="8.255cm"/>
    </style:style>
    <style:style style:name="Tabela3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3.A2" style:family="table-cell">
      <style:table-cell-properties style:vertical-align="top" fo:padding="0.176cm" fo:border="1pt solid #000000"/>
    </style:style>
    <style:style style:name="Tabela3.B2" style:family="table-cell">
      <style:table-cell-properties style:vertical-align="top" fo:padding="0.176cm" fo:border="1pt solid #000000"/>
    </style:style>
    <style:style style:name="Tabela3.A3" style:family="table-cell">
      <style:table-cell-properties style:vertical-align="top" fo:padding="0.176cm" fo:border="1pt solid #000000"/>
    </style:style>
    <style:style style:name="Tabela3.B3" style:family="table-cell">
      <style:table-cell-properties style:vertical-align="top" fo:padding="0.176cm" fo:border="1pt solid #000000"/>
    </style:style>
    <style:style style:name="Tabela3.A4" style:family="table-cell">
      <style:table-cell-properties style:vertical-align="top" fo:padding="0.176cm" fo:border="1pt solid #000000"/>
    </style:style>
    <style:style style:name="Tabela3.B4" style:family="table-cell">
      <style:table-cell-properties style:vertical-align="top" fo:padding="0.176cm" fo:border="1pt solid #000000"/>
    </style:style>
    <style:style style:name="Tabela3.A5" style:family="table-cell">
      <style:table-cell-properties style:vertical-align="top" fo:padding="0.176cm" fo:border="1pt solid #000000"/>
    </style:style>
    <style:style style:name="Tabela3.B5" style:family="table-cell">
      <style:table-cell-properties style:vertical-align="top" fo:padding="0.176cm" fo:border="1pt solid #000000"/>
    </style:style>
    <style:style style:name="Tabela3.A6" style:family="table-cell">
      <style:table-cell-properties style:vertical-align="top" fo:padding="0.176cm" fo:border="1pt solid #000000"/>
    </style:style>
    <style:style style:name="Tabela3.B6" style:family="table-cell">
      <style:table-cell-properties style:vertical-align="top" fo:padding="0.176cm" fo:border="1pt solid #000000"/>
    </style:style>
    <style:style style:name="Tabela3.A7" style:family="table-cell">
      <style:table-cell-properties style:vertical-align="top" fo:padding="0.176cm" fo:border="1pt solid #000000"/>
    </style:style>
    <style:style style:name="Tabela3.B7" style:family="table-cell">
      <style:table-cell-properties style:vertical-align="top" fo:padding="0.176cm" fo:border="1pt solid #000000"/>
    </style:style>
    <style:style style:name="Tabela3.A8" style:family="table-cell">
      <style:table-cell-properties style:vertical-align="top" fo:padding="0.176cm" fo:border="1pt solid #000000"/>
    </style:style>
    <style:style style:name="Tabela3.B8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top="0cm" fo:margin-bottom="1.27cm" style:contextual-spacing="false" fo:line-height="100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</style:style>
    <style:style style:name="P3" style:family="paragraph" style:parent-style-name="Standard">
      <style:paragraph-properties fo:line-height="100%" fo:text-align="end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line-height="100%" fo:text-align="end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00%" fo:break-before="auto" fo:break-after="auto" style:writing-mode="lr-tb"/>
      <style:text-properties fo:color="#0000ff" fo:font-style="italic" style:font-style-asian="italic" style:font-style-complex="italic"/>
    </style:style>
    <style:style style:name="P7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bold" fo:background-color="#e5e5e5" style:font-name-asian="Times New Roman" style:font-style-asian="normal" style:font-weight-asian="bold" style:font-name-complex="Times New Roman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center" style:justify-single-word="false" fo:break-before="page" style:writing-mode="lr-tb"/>
    </style:style>
    <style:style style:name="P19" style:family="paragraph" style:parent-style-name="Standard">
      <style:paragraph-properties fo:margin-left="0.159cm" fo:margin-right="0cm" fo:line-height="100%" fo:text-align="justify" style:justify-single-word="false" fo:text-indent="1.111cm" style:auto-text-indent="false" fo:break-before="auto" fo:break-after="auto" style:writing-mode="lr-tb"/>
    </style:style>
    <style:style style:name="P20" style:family="paragraph" style:parent-style-name="Standard">
      <style:paragraph-properties fo:margin-left="1.27cm" fo:margin-right="0cm" fo:line-height="100%" fo:text-align="justify" style:justify-single-word="false" fo:text-indent="1.111cm" style:auto-text-indent="false" fo:break-before="auto" fo:break-after="auto" style:writing-mode="lr-tb"/>
    </style:style>
    <style:style style:name="P21" style:family="paragraph" style:parent-style-name="Standard">
      <style:paragraph-properties fo:margin-top="0cm" fo:margin-bottom="0.212cm" style:contextual-spacing="false" fo:line-height="100%" fo:break-before="auto" fo:break-after="auto" style:writing-mode="lr-tb"/>
      <style:text-properties fo:color="#0000ff" fo:font-style="italic" style:font-style-asian="italic" style:font-style-complex="italic"/>
    </style:style>
    <style:style style:name="P22" style:family="paragraph" style:parent-style-name="Standard">
      <style:paragraph-properties fo:margin-top="0cm" fo:margin-bottom="0.212cm" style:contextual-spacing="false" fo:line-height="100%" fo:break-before="auto" fo:break-after="auto" style:writing-mode="lr-tb"/>
    </style:style>
    <style:style style:name="P23" style:family="paragraph" style:parent-style-name="Standard">
      <style:paragraph-properties fo:margin-top="0cm" fo:margin-bottom="0.212cm" style:contextual-spacing="false" fo:line-height="100%" fo:break-before="auto" fo:break-after="auto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/>
    </style:style>
    <style:style style:name="P25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26" style:family="paragraph" style:parent-style-name="Standard">
      <style:paragraph-properties fo:margin-left="1.27cm" fo:margin-right="0cm" fo:line-height="100%" fo:text-indent="1.27cm" style:auto-text-indent="false" fo:break-before="auto" fo:break-after="auto" style:writing-mode="lr-tb"/>
    </style:style>
    <style:style style:name="P27" style:family="paragraph" style:parent-style-name="Standard">
      <style:paragraph-properties fo:margin-left="1.27cm" fo:margin-right="0cm" fo:line-height="100%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28" style:family="paragraph" style:parent-style-name="Standard">
      <style:paragraph-properties fo:margin-left="1.27cm" fo:margin-right="0cm" fo:margin-top="0cm" fo:margin-bottom="0.212cm" style:contextual-spacing="false" fo:line-height="100%" fo:text-indent="1.27cm" style:auto-text-indent="false" fo:break-before="auto" fo:break-after="auto" style:writing-mode="lr-tb"/>
    </style:style>
    <style:style style:name="P29" style:family="paragraph" style:parent-style-name="Standard" style:master-page-name="Standard">
      <style:paragraph-properties fo:margin-top="1.27cm" fo:margin-bottom="0cm" style:contextual-spacing="false" fo:line-height="100%" style:page-number="auto" fo:break-before="auto" fo:break-after="auto" style:writing-mode="lr-tb"/>
    </style:style>
    <style:style style:name="P30" style:family="paragraph" style:parent-style-name="Standard" style:master-page-name="Standard">
      <style:paragraph-properties fo:line-height="100%" fo:text-align="end" style:justify-single-word="false" style:page-number="auto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2" style:family="paragraph" style:parent-style-name="Standard">
      <style:paragraph-properties fo:margin-left="1.27cm" fo:margin-right="0cm" fo:line-height="100%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33" style:family="paragraph" style:parent-style-name="Standard">
      <style:paragraph-properties fo:margin-left="1.27cm" fo:margin-right="0cm" fo:line-height="100%" fo:text-indent="1.27cm" style:auto-text-indent="false" fo:break-before="auto" fo:break-after="auto" style:writing-mode="lr-tb"/>
      <style:text-properties fo:font-size="12pt" officeooo:paragraph-rsid="0004b954" style:font-size-asian="12pt" style:font-size-complex="12pt"/>
    </style:style>
    <style:style style:name="P34" style:family="paragraph" style:parent-style-name="Standard">
      <style:paragraph-properties fo:margin-left="1.27cm" fo:margin-right="0cm" fo:line-height="100%" fo:text-indent="1.27cm" style:auto-text-indent="false" style:writing-mode="lr-tb"/>
      <style:text-properties fo:font-size="12pt" style:font-size-asian="12pt" style:font-size-complex="12pt"/>
    </style:style>
    <style:style style:name="P35" style:family="paragraph" style:parent-style-name="Standard">
      <style:paragraph-properties fo:margin-left="1.27cm" fo:margin-right="0cm" fo:line-height="100%" fo:text-indent="1.27cm" style:auto-text-indent="false" style:writing-mode="lr-tb"/>
      <style:text-properties fo:font-size="12pt" officeooo:paragraph-rsid="0004b954" style:font-size-asian="12pt" style:font-size-complex="12pt"/>
    </style:style>
    <style:style style:name="P36" style:family="paragraph" style:parent-style-name="Heading_20_3">
      <style:paragraph-properties fo:margin-left="2.54cm" fo:margin-right="0cm" fo:line-height="100%" fo:text-indent="-1.268cm" style:auto-text-indent="false" fo:break-before="auto" fo:break-after="auto" style:writing-mode="lr-tb"/>
    </style:style>
    <style:style style:name="P37" style:family="paragraph" style:parent-style-name="Heading_20_3">
      <style:paragraph-properties fo:margin-left="0cm" fo:margin-right="0cm" fo:line-height="100%" fo:text-indent="1.27cm" style:auto-text-indent="false" fo:break-before="auto" fo:break-after="auto" style:writing-mode="lr-tb"/>
    </style:style>
    <style:style style:name="P38" style:family="paragraph" style:parent-style-name="Heading_20_1">
      <style:paragraph-properties fo:line-height="100%" fo:break-before="auto" fo:break-after="auto" style:writing-mode="lr-tb"/>
    </style:style>
    <style:style style:name="P39" style:family="paragraph" style:parent-style-name="Heading_20_1">
      <style:paragraph-properties fo:margin-left="1.27cm" fo:margin-right="0cm" fo:line-height="100%" fo:text-indent="1.27cm" style:auto-text-indent="false" fo:break-before="auto" fo:break-after="auto" style:writing-mode="lr-tb"/>
    </style:style>
    <style:style style:name="P40" style:family="paragraph" style:parent-style-name="Heading_20_2">
      <style:paragraph-properties fo:margin-left="0.159cm" fo:margin-right="0cm" fo:line-height="100%" fo:text-indent="1.111cm" style:auto-text-indent="false" fo:break-before="auto" fo:break-after="auto" style:writing-mode="lr-tb"/>
    </style:style>
    <style:style style:name="P41" style:family="paragraph" style:parent-style-name="Heading_20_2">
      <style:paragraph-properties fo:margin-left="2.54cm" fo:margin-right="0cm" fo:line-height="100%" fo:text-indent="-1.268cm" style:auto-text-indent="false" fo:break-before="auto" fo:break-after="auto" style:writing-mode="lr-tb"/>
    </style:style>
    <style:style style:name="P42" style:family="paragraph" style:parent-style-name="Heading_20_2">
      <style:paragraph-properties fo:margin-left="0cm" fo:margin-right="0cm" fo:line-height="100%" fo:text-indent="0cm" style:auto-text-indent="false" fo:break-before="auto" fo:break-after="auto" style:writing-mode="lr-tb"/>
    </style:style>
    <style:style style:name="P43" style:family="paragraph" style:parent-style-name="Heading_20_2">
      <style:paragraph-properties fo:line-height="100%" fo:break-before="auto" fo:break-after="auto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fo:color="#000000" style:text-line-through-style="none" style:font-name="Times New Roman" fo:font-size="18pt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UFG</text:p>
      <text:p text:style-name="P5"/>
      <text:p text:style-name="P5"/>
      <text:p text:style-name="P3"><text:span text:style-name="T1">Sistema</text:span><text:span text:style-name="T1"> </text:span><text:span text:style-name="T1">de</text:span><text:span text:style-name="T1"> </text:span><text:span text:style-name="T1">Vendas</text:span><text:span text:style-name="T1"> </text:span><text:span text:style-name="T1">e</text:span><text:span text:style-name="T1"> </text:span><text:span text:style-name="T1">Reserva</text:span><text:span text:style-name="T1"> </text:span><text:span text:style-name="T1">de</text:span><text:span text:style-name="T1"> </text:span><text:span text:style-name="T1">Ingressos</text:span><text:span text:style-name="T1"> - </text:span><text:span text:style-name="T1">SVRI</text:span></text:p>
      <text:p text:style-name="P5"/>
      <text:p text:style-name="P5"/>
      <text:p text:style-name="P3"><text:span text:style-name="T1">Plano</text:span><text:span text:style-name="T1"> </text:span><text:span text:style-name="T1">de</text:span><text:span text:style-name="T1"> </text:span><text:span text:style-name="T1">Gerenciamento</text:span><text:span text:style-name="T1"> </text:span><text:span text:style-name="T1">de</text:span><text:span text:style-name="T1"> </text:span><text:span text:style-name="T1">Configuração</text:span></text:p>
      <text:p text:style-name="P3"/>
      <text:p text:style-name="P3"><text:span text:style-name="T2">Versão</text:span><text:span text:style-name="T2"> 1.0</text:span></text:p>
      <text:p text:style-name="P4"/>
      <text:p text:style-name="P4"/>
      <text:p text:style-name="P4"/>
      <text:p text:style-name="P4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1">Histórico</text:span><text:span text:style-name="T1"> </text:span><text:span text:style-name="T1">da</text:span><text:span text:style-name="T1"> </text:span><text:span text:style-name="T1">Revisão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row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9">Descrição</text:p>
          </table:table-cell>
          <table:table-cell table:style-name="Tabela1.A1" office:value-type="string">
            <text:p text:style-name="P9">Autor</text:p>
          </table:table-cell>
        </table:table-row>
        <table:table-row>
          <table:table-cell table:style-name="Tabela1.A1" office:value-type="string">
            <text:p text:style-name="P10">04/05/2015</text:p>
          </table:table-cell>
          <table:table-cell table:style-name="Tabela1.A1" office:value-type="string">
            <text:p text:style-name="P10">1.0</text:p>
          </table:table-cell>
          <table:table-cell table:style-name="Tabela1.A1" office:value-type="string">
            <text:p text:style-name="P7"><text:span text:style-name="T4">Terminado</text:span><text:span text:style-name="T4"> </text:span><text:span text:style-name="T4">o</text:span><text:span text:style-name="T4"> </text:span><text:span text:style-name="T4">Plano</text:span><text:span text:style-name="T4"> </text:span><text:span text:style-name="T4">de</text:span><text:span text:style-name="T4"> </text:span><text:span text:style-name="T4">Gerencimaneto</text:span><text:span text:style-name="T4"> </text:span><text:span text:style-name="T4">da</text:span><text:span text:style-name="T4"> </text:span><text:span text:style-name="T4">Configuração</text:span><text:span text:style-name="T4"> </text:span><text:span text:style-name="T4">e</text:span><text:span text:style-name="T4"> </text:span><text:span text:style-name="T4">liberado</text:span><text:span text:style-name="T4"> </text:span><text:span text:style-name="T4">para</text:span><text:span text:style-name="T4"> </text:span><text:span text:style-name="T4">a</text:span><text:span text:style-name="T4"> </text:span><text:span text:style-name="T4">primeira</text:span><text:span text:style-name="T4"> </text:span><text:span text:style-name="T4">versão</text:span><text:span text:style-name="T4">.</text:span></text:p>
          </table:table-cell>
          <table:table-cell table:style-name="Tabela1.A1" office:value-type="string">
            <text:p text:style-name="P7"><text:span text:style-name="T4">Guilherme</text:span><text:span text:style-name="T4"> </text:span><text:span text:style-name="T4">Alves</text:span></text:p>
          </table:table-cell>
        </table:table-row>
        <table:table-row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  <table:table-row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  <table:table-row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</table:table>
      <text:p text:style-name="P2"/>
      <text:p text:style-name="P18"><text:bookmark text:name="h.30j0zll"/><text:span text:style-name="T1">Plano</text:span><text:span text:style-name="T1"> </text:span><text:span text:style-name="T1">de</text:span><text:span text:style-name="T1"> </text:span><text:span text:style-name="T1">Gerenciamento</text:span><text:span text:style-name="T1"> </text:span><text:span text:style-name="T1">de</text:span><text:span text:style-name="T1"> </text:span><text:span text:style-name="T1">Configuração</text:span><text:span text:style-name="T1"> </text:span></text:p>
      <text:h text:style-name="P38" text:outline-level="10"><text:bookmark text:name="h.1fob9te"/>1. Introdução</text:h>
      <text:h text:style-name="P40" text:outline-level="10"><text:bookmark text:name="h.otlaqrdtbuxx"/>1.1 Finalidade</text:h>
      <text:p text:style-name="P20"><text:span text:style-name="T7">A</text:span><text:span text:style-name="T7"> </text:span><text:span text:style-name="T7">finalidade</text:span><text:span text:style-name="T7"> </text:span><text:span text:style-name="T7">do</text:span><text:span text:style-name="T7"> </text:span><text:span text:style-name="T7">plano</text:span><text:span text:style-name="T7"> </text:span><text:span text:style-name="T7">é</text:span><text:span text:style-name="T7"> </text:span><text:span text:style-name="T7">projetar</text:span><text:span text:style-name="T7"> </text:span><text:span text:style-name="T7">um</text:span><text:span text:style-name="T7"> </text:span><text:span text:style-name="T7">padrão</text:span><text:span text:style-name="T7"> </text:span><text:span text:style-name="T7">a</text:span><text:span text:style-name="T7"> </text:span><text:span text:style-name="T7">ser</text:span><text:span text:style-name="T7"> </text:span><text:span text:style-name="T7">utilizado</text:span><text:span text:style-name="T7"> </text:span><text:span text:style-name="T7">pela</text:span><text:span text:style-name="T7"> </text:span><text:span text:style-name="T7">equipe</text:span><text:span text:style-name="T7"> </text:span><text:span text:style-name="T7">para</text:span><text:span text:style-name="T7"> </text:span><text:span text:style-name="T7">aumentar</text:span><text:span text:style-name="T7"> </text:span><text:span text:style-name="T7">o</text:span><text:span text:style-name="T7"> </text:span><text:span text:style-name="T7">controle</text:span><text:span text:style-name="T7"> </text:span><text:span text:style-name="T7">do</text:span><text:span text:style-name="T7"> </text:span><text:span text:style-name="T7">produto</text:span><text:span text:style-name="T7"> </text:span><text:span text:style-name="T7">durante</text:span><text:span text:style-name="T7"> </text:span><text:span text:style-name="T7">o</text:span><text:span text:style-name="T7"> </text:span><text:span text:style-name="T7">ciclo</text:span><text:span text:style-name="T7"> </text:span><text:span text:style-name="T7">de</text:span><text:span text:style-name="T7"> </text:span><text:span text:style-name="T7">vida</text:span><text:span text:style-name="T7"> </text:span><text:span text:style-name="T7">do</text:span><text:span text:style-name="T7"> </text:span><text:span text:style-name="T7">software</text:span><text:span text:style-name="T7">.</text:span></text:p>
      <text:p text:style-name="P19"/>
      <text:h text:style-name="P40" text:outline-level="10"><text:bookmark text:name="h.epo8uvb36xld"/>1.2 Escopo</text:h>
      <text:p text:style-name="P20"><text:span text:style-name="T7">Este</text:span><text:span text:style-name="T7"> </text:span><text:span text:style-name="T7">documento</text:span><text:span text:style-name="T7"> </text:span><text:span text:style-name="T7">define</text:span><text:span text:style-name="T7"> </text:span><text:span text:style-name="T7">o</text:span><text:span text:style-name="T7"> </text:span><text:span text:style-name="T7">plano</text:span><text:span text:style-name="T7"> </text:span><text:span text:style-name="T7">de</text:span><text:span text:style-name="T7"> </text:span><text:span text:style-name="T7">gerenciamento</text:span><text:span text:style-name="T7"> </text:span><text:span text:style-name="T7">de</text:span><text:span text:style-name="T7"> </text:span><text:span text:style-name="T7">configuração</text:span><text:span text:style-name="T7"> </text:span><text:span text:style-name="T7">para</text:span><text:span text:style-name="T7"> </text:span><text:span text:style-name="T7">atuar</text:span><text:span text:style-name="T7"> </text:span><text:span text:style-name="T7">no</text:span><text:span text:style-name="T7"> </text:span><text:span text:style-name="T7">sistema</text:span><text:span text:style-name="T7"> </text:span><text:span text:style-name="T7">SVRI</text:span><text:span text:style-name="T7"> – </text:span><text:span text:style-name="T7">Sistema</text:span><text:span text:style-name="T7"> </text:span><text:span text:style-name="T7">de</text:span><text:span text:style-name="T7"> </text:span><text:span text:style-name="T7">Vendas</text:span><text:span text:style-name="T7"> </text:span><text:span text:style-name="T7">e</text:span><text:span text:style-name="T7"> </text:span><text:span text:style-name="T7">Reservas</text:span><text:span text:style-name="T7"> </text:span><text:span text:style-name="T7">de</text:span><text:span text:style-name="T7"> </text:span><text:span text:style-name="T7">Ingressos</text:span><text:span text:style-name="T7">, </text:span><text:span text:style-name="T7">que</text:span><text:span text:style-name="T7"> </text:span><text:span text:style-name="T7">faz</text:span><text:span text:style-name="T7"> </text:span><text:span text:style-name="T7">parte</text:span><text:span text:style-name="T7"> </text:span><text:span text:style-name="T7">do</text:span><text:span text:style-name="T7"> </text:span><text:span text:style-name="T7">projeto</text:span><text:span text:style-name="T7"> </text:span><text:span text:style-name="T7">integrador</text:span><text:span text:style-name="T7"> </text:span><text:span text:style-name="T7">das</text:span><text:span text:style-name="T7"> </text:span><text:span text:style-name="T7">disciplinas</text:span><text:span text:style-name="T7"> </text:span><text:span text:style-name="T7">de</text:span><text:span text:style-name="T7"> </text:span><text:span text:style-name="T7">quinto</text:span><text:span text:style-name="T7"> </text:span><text:span text:style-name="T7">período</text:span><text:span text:style-name="T7"> </text:span><text:span text:style-name="T7">do</text:span><text:span text:style-name="T7"> </text:span><text:span text:style-name="T7">curso</text:span><text:span text:style-name="T7"> </text:span><text:span text:style-name="T7">de</text:span><text:span text:style-name="T7"> </text:span><text:span text:style-name="T7">Engenharia</text:span><text:span text:style-name="T7"> </text:span><text:span text:style-name="T7">de</text:span><text:span text:style-name="T7"> </text:span><text:span text:style-name="T7">Software</text:span><text:span text:style-name="T7">, </text:span><text:span text:style-name="T7">da</text:span><text:span text:style-name="T7"> </text:span><text:span text:style-name="T7">Universidade</text:span><text:span text:style-name="T7"> </text:span><text:span text:style-name="T7">Federal</text:span><text:span text:style-name="T7"> </text:span><text:span text:style-name="T7">de</text:span><text:span text:style-name="T7"> </text:span><text:span text:style-name="T7">Goiás</text:span><text:span text:style-name="T7">.</text:span></text:p>
      <text:p text:style-name="P20"><text:span text:style-name="T7">Este</text:span><text:span text:style-name="T7"> </text:span><text:span text:style-name="T7">documento</text:span><text:span text:style-name="T7"> </text:span><text:span text:style-name="T7">contém</text:span><text:span text:style-name="T7"> </text:span><text:span text:style-name="T7">um</text:span><text:span text:style-name="T7"> </text:span><text:span text:style-name="T7">detalhamento</text:span><text:span text:style-name="T7"> </text:span><text:span text:style-name="T7">dos</text:span><text:span text:style-name="T7"> </text:span><text:span text:style-name="T7">recursos</text:span><text:span text:style-name="T7"> </text:span><text:span text:style-name="T7">utilizados</text:span><text:span text:style-name="T7"> </text:span><text:span text:style-name="T7">de</text:span><text:span text:style-name="T7"> </text:span><text:span text:style-name="T7">ferramentas</text:span><text:span text:style-name="T7"> </text:span><text:span text:style-name="T7">e</text:span><text:span text:style-name="T7"> </text:span><text:span text:style-name="T7">pessoas</text:span><text:span text:style-name="T7"> </text:span><text:span text:style-name="T7">que</text:span><text:span text:style-name="T7"> </text:span><text:span text:style-name="T7">atuam</text:span><text:span text:style-name="T7"> </text:span><text:span text:style-name="T7">no</text:span><text:span text:style-name="T7"> </text:span><text:span text:style-name="T7">projeto</text:span><text:span text:style-name="T7">, </text:span><text:span text:style-name="T7">bem</text:span><text:span text:style-name="T7"> </text:span><text:span text:style-name="T7">como</text:span><text:span text:style-name="T7"> </text:span><text:span text:style-name="T7">suas</text:span><text:span text:style-name="T7"> </text:span><text:span text:style-name="T7">responsabilidades</text:span><text:span text:style-name="T7"> </text:span><text:span text:style-name="T7">sobre</text:span><text:span text:style-name="T7"> </text:span><text:span text:style-name="T7">a</text:span><text:span text:style-name="T7"> </text:span><text:span text:style-name="T7">configuração</text:span><text:span text:style-name="T7">.</text:span></text:p>
      <text:p text:style-name="P21"/>
      <text:h text:style-name="P41" text:outline-level="10"><text:bookmark text:name="h.e4jxj24bnmeo"/>1.3 Definições, Acrônimos e Abreviações</text:h>
      <text:p text:style-name="P2"><text:tab/><text:tab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3">Termo</text:p>
          </table:table-cell>
          <table:table-cell table:style-name="Tabela2.A1" office:value-type="string">
            <text:p text:style-name="P13">Descrição</text:p>
          </table:table-cell>
        </table:table-row>
        <table:table-row>
          <table:table-cell table:style-name="Tabela2.A6" office:value-type="string">
            <text:p text:style-name="P14">SVRI</text:p>
          </table:table-cell>
          <table:table-cell table:style-name="Tabela2.B6" office:value-type="string">
            <text:p text:style-name="P11"><text:span text:style-name="T3">Sistema</text:span><text:span text:style-name="T3"> </text:span><text:span text:style-name="T3">de</text:span><text:span text:style-name="T3"> </text:span><text:span text:style-name="T3">Vendas</text:span><text:span text:style-name="T3"> </text:span><text:span text:style-name="T3">e</text:span><text:span text:style-name="T3"> </text:span><text:span text:style-name="T3">Reserva</text:span><text:span text:style-name="T3"> </text:span><text:span text:style-name="T3">de</text:span><text:span text:style-name="T3"> </text:span><text:span text:style-name="T3">Ingressos</text:span><text:span text:style-name="T5"> </text:span></text:p>
          </table:table-cell>
        </table:table-row>
        <table:table-row>
          <table:table-cell table:style-name="Tabela2.A6" office:value-type="string">
            <text:p text:style-name="P15">EAP</text:p>
          </table:table-cell>
          <table:table-cell table:style-name="Tabela2.B6" office:value-type="string">
            <text:p text:style-name="P11"><text:span text:style-name="T4">Estrutura</text:span><text:span text:style-name="T4"> </text:span><text:span text:style-name="T4">Analítica</text:span><text:span text:style-name="T4"> </text:span><text:span text:style-name="T4">de</text:span><text:span text:style-name="T4"> </text:span><text:span text:style-name="T4">Projeto</text:span></text:p>
          </table:table-cell>
        </table:table-row>
        <table:table-row>
          <table:table-cell table:style-name="Tabela2.A6" office:value-type="string">
            <text:p text:style-name="P15">Baseline</text:p>
          </table:table-cell>
          <table:table-cell table:style-name="Tabela2.B6" office:value-type="string">
            <text:p text:style-name="P11"><text:span text:style-name="T4">Conjunto</text:span><text:span text:style-name="T4"> </text:span><text:span text:style-name="T4">de</text:span><text:span text:style-name="T4"> </text:span><text:span text:style-name="T4">artefatos</text:span><text:span text:style-name="T4"> </text:span><text:span text:style-name="T4">aprovados</text:span><text:span text:style-name="T4"> </text:span><text:span text:style-name="T4">agrupados</text:span><text:span text:style-name="T4"> </text:span><text:span text:style-name="T4">em</text:span><text:span text:style-name="T4"> </text:span><text:span text:style-name="T4">uma</text:span><text:span text:style-name="T4"> </text:span><text:span text:style-name="T4">determinada</text:span><text:span text:style-name="T4"> </text:span><text:span text:style-name="T4">versão</text:span><text:span text:style-name="T4"> </text:span><text:span text:style-name="T4">em</text:span><text:span text:style-name="T4"> </text:span><text:span text:style-name="T4">um</text:span><text:span text:style-name="T4"> </text:span><text:span text:style-name="T4">determinado</text:span><text:span text:style-name="T4"> </text:span><text:span text:style-name="T4">instante</text:span><text:span text:style-name="T4"> </text:span><text:span text:style-name="T4">de</text:span><text:span text:style-name="T4"> </text:span><text:span text:style-name="T4">tempo</text:span></text:p>
          </table:table-cell>
        </table:table-row>
        <table:table-row>
          <table:table-cell table:style-name="Tabela2.A6" office:value-type="string">
            <text:p text:style-name="P15">Release</text:p>
          </table:table-cell>
          <table:table-cell table:style-name="Tabela2.B6" office:value-type="string">
            <text:p text:style-name="P11"><text:span text:style-name="T4">Lançamento</text:span><text:span text:style-name="T4"> </text:span><text:span text:style-name="T4">de</text:span><text:span text:style-name="T4"> </text:span><text:span text:style-name="T4">uma</text:span><text:span text:style-name="T4"> </text:span><text:span text:style-name="T4">versão</text:span><text:span text:style-name="T4"> </text:span><text:span text:style-name="T4">executável</text:span><text:span text:style-name="T4"> </text:span><text:span text:style-name="T4">do</text:span><text:span text:style-name="T4"> </text:span><text:span text:style-name="T4">sistema</text:span><text:span text:style-name="T4">, </text:span><text:span text:style-name="T4">contendo</text:span><text:span text:style-name="T4"> </text:span><text:span text:style-name="T4">um</text:span><text:span text:style-name="T4"> </text:span><text:span text:style-name="T4">conjunto</text:span><text:span text:style-name="T4"> </text:span><text:span text:style-name="T4">de</text:span><text:span text:style-name="T4"> </text:span><text:span text:style-name="T4">funcionalidades</text:span></text:p>
          </table:table-cell>
        </table:table-row>
        <table:table-row>
          <table:table-cell table:style-name="Tabela2.A6" office:value-type="string">
            <text:p text:style-name="P15">GC</text:p>
          </table:table-cell>
          <table:table-cell table:style-name="Tabela2.B6" office:value-type="string">
            <text:p text:style-name="P11"><text:span text:style-name="T4">Gerência</text:span><text:span text:style-name="T4"> </text:span><text:span text:style-name="T4">de</text:span><text:span text:style-name="T4"> </text:span><text:span text:style-name="T4">Configuração</text:span></text:p>
          </table:table-cell>
        </table:table-row>
      </table:table>
      <text:p text:style-name="P22"/>
      <text:p text:style-name="P21"/>
      <text:h text:style-name="P38" text:outline-level="10"><text:bookmark text:name="h.vxnm76jlnb23"/>2. Ferramentas, Responsabilidades, Ambiente e Infra-estrutura de Configuração de Software</text:h>
      <text:p text:style-name="P25">As ferramentas, responsabilidades, ambiente e infra-estrutura utilizados no projeto estão demarcados no Plano de Projeto na seção 5.</text:p>
      <text:p text:style-name="P24"><text:span text:style-name="T7">Mais</text:span><text:span text:style-name="T7"> </text:span><text:span text:style-name="T7">detalhadamente</text:span><text:span text:style-name="T7">, </text:span><text:span text:style-name="T7">teremos</text:span><text:span text:style-name="T7"> </text:span><text:span text:style-name="T7">as</text:span><text:span text:style-name="T7"> </text:span><text:span text:style-name="T7">versões</text:span><text:span text:style-name="T7"> </text:span><text:span text:style-name="T7">das</text:span><text:span text:style-name="T7"> </text:span><text:span text:style-name="T7">seguintes</text:span><text:span text:style-name="T7"> </text:span><text:span text:style-name="T7">ferramentas</text:span><text:span text:style-name="T7"> </text:span><text:span text:style-name="T7">que</text:span><text:span text:style-name="T7"> </text:span><text:span text:style-name="T7">serão</text:span><text:span text:style-name="T7"> </text:span><text:span text:style-name="T7">utilizadas</text:span><text:span text:style-name="T7">:</text:span></text:p>
      <text:p text:style-name="P25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16">Ferramenta</text:p>
          </table:table-cell>
          <table:table-cell table:style-name="Tabela3.A1" office:value-type="string">
            <text:p text:style-name="P16">Versão</text:p>
          </table:table-cell>
        </table:table-row>
        <table:table-row>
          <table:table-cell table:style-name="Tabela3.B8" office:value-type="string">
            <text:p text:style-name="P12"><text:span text:style-name="T6">Eclipse</text:span><text:span text:style-name="T6"> </text:span></text:p>
          </table:table-cell>
          <table:table-cell table:style-name="Tabela3.B8" office:value-type="string">
            <text:p text:style-name="P12"><text:span text:style-name="T6">Luna</text:span><text:span text:style-name="T6"> 4.4.2, </text:span><text:span text:style-name="T6">versão</text:span><text:span text:style-name="T6"> </text:span><text:span text:style-name="T6">JavaEE</text:span><text:span text:style-name="T6"> </text:span><text:span text:style-name="T6">Developers</text:span></text:p>
          </table:table-cell>
        </table:table-row>
        <table:table-row>
          <table:table-cell table:style-name="Tabela3.B8" office:value-type="string">
            <text:p text:style-name="P17">Java</text:p>
          </table:table-cell>
          <table:table-cell table:style-name="Tabela3.B8" office:value-type="string">
            <text:p text:style-name="P12"><text:span text:style-name="T6">SDK</text:span><text:span text:style-name="T6"> 8.0</text:span></text:p>
          </table:table-cell>
        </table:table-row>
        <table:table-row>
          <table:table-cell table:style-name="Tabela3.B8" office:value-type="string">
            <text:p text:style-name="P12"><text:span text:style-name="T6">Apache</text:span><text:span text:style-name="T6"> </text:span><text:span text:style-name="T6">Tomcat</text:span></text:p>
          </table:table-cell>
          <table:table-cell table:style-name="Tabela3.B8" office:value-type="string">
            <text:p text:style-name="P17">8.0.21</text:p>
          </table:table-cell>
        </table:table-row>
        <table:table-row>
          <table:table-cell table:style-name="Tabela3.B8" office:value-type="string">
            <text:p text:style-name="P17">LibreOffice</text:p>
          </table:table-cell>
          <table:table-cell table:style-name="Tabela3.B8" office:value-type="string">
            <text:p text:style-name="P17">4.0.3.3</text:p>
          </table:table-cell>
        </table:table-row>
        <text:soft-page-break/>
        <table:table-row>
          <table:table-cell table:style-name="Tabela3.B8" office:value-type="string">
            <text:p text:style-name="P17">Git</text:p>
          </table:table-cell>
          <table:table-cell table:style-name="Tabela3.B8" office:value-type="string">
            <text:p text:style-name="P17">1.8.4</text:p>
          </table:table-cell>
        </table:table-row>
        <table:table-row>
          <table:table-cell table:style-name="Tabela3.B8" office:value-type="string">
            <text:p text:style-name="P12"><text:span text:style-name="T6">Astah</text:span><text:span text:style-name="T6"> </text:span><text:span text:style-name="T6">Community</text:span></text:p>
          </table:table-cell>
          <table:table-cell table:style-name="Tabela3.B8" office:value-type="string">
            <text:p text:style-name="P17">6.9.0</text:p>
          </table:table-cell>
        </table:table-row>
        <table:table-row>
          <table:table-cell table:style-name="Tabela3.B8" office:value-type="string">
            <text:p text:style-name="P17">OpenOffice</text:p>
          </table:table-cell>
          <table:table-cell table:style-name="Tabela3.B8" office:value-type="string">
            <text:p text:style-name="P17">4.1.1</text:p>
          </table:table-cell>
        </table:table-row>
      </table:table>
      <text:p text:style-name="P24"><text:span text:style-name="T7">As</text:span><text:span text:style-name="T7"> </text:span><text:span text:style-name="T7">ferramentas</text:span><text:span text:style-name="T7"> </text:span><text:span text:style-name="T7">que</text:span><text:span text:style-name="T7"> </text:span><text:span text:style-name="T7">não</text:span><text:span text:style-name="T7"> </text:span><text:span text:style-name="T7">estão</text:span><text:span text:style-name="T7"> </text:span><text:span text:style-name="T7">referenciadas</text:span><text:span text:style-name="T7"> </text:span><text:span text:style-name="T7">neste</text:span><text:span text:style-name="T7"> </text:span><text:span text:style-name="T7">documento</text:span><text:span text:style-name="T7"> </text:span><text:span text:style-name="T7">são</text:span><text:span text:style-name="T7"> </text:span><text:span text:style-name="T7">as</text:span><text:span text:style-name="T7"> </text:span><text:span text:style-name="T7">utilizadas</text:span><text:span text:style-name="T7"> </text:span><text:span text:style-name="T7">por</text:span><text:span text:style-name="T7"> </text:span><text:span text:style-name="T7">via</text:span><text:span text:style-name="T7"> </text:span><text:span text:style-name="T7">Web</text:span><text:span text:style-name="T7">, </text:span><text:span text:style-name="T7">portanto</text:span><text:span text:style-name="T7"> </text:span><text:span text:style-name="T7">a</text:span><text:span text:style-name="T7"> </text:span><text:span text:style-name="T7">sua</text:span><text:span text:style-name="T7"> </text:span><text:span text:style-name="T7">versão</text:span><text:span text:style-name="T7"> </text:span><text:span text:style-name="T7">utilizada</text:span><text:span text:style-name="T7"> </text:span><text:span text:style-name="T7">sempre</text:span><text:span text:style-name="T7"> </text:span><text:span text:style-name="T7">será</text:span><text:span text:style-name="T7"> </text:span><text:span text:style-name="T7">a</text:span><text:span text:style-name="T7"> </text:span><text:span text:style-name="T7">última</text:span><text:span text:style-name="T7"> </text:span><text:span text:style-name="T7">disponível</text:span><text:span text:style-name="T7">, </text:span><text:span text:style-name="T7">como</text:span><text:span text:style-name="T7"> </text:span><text:span text:style-name="T7">é</text:span><text:span text:style-name="T7"> </text:span><text:span text:style-name="T7">o</text:span><text:span text:style-name="T7"> </text:span><text:span text:style-name="T7">caso</text:span><text:span text:style-name="T7"> </text:span><text:span text:style-name="T7">do</text:span><text:span text:style-name="T7"> </text:span><text:span text:style-name="T7">Google</text:span><text:span text:style-name="T7"> </text:span><text:span text:style-name="T7">Drive</text:span><text:span text:style-name="T7"> </text:span><text:span text:style-name="T7">e</text:span><text:span text:style-name="T7"> </text:span><text:span text:style-name="T7">Google</text:span><text:span text:style-name="T7"> </text:span><text:span text:style-name="T7">Docs</text:span><text:span text:style-name="T7">.</text:span></text:p>
      <text:p text:style-name="P25"/>
      <text:h text:style-name="P38" text:outline-level="10"><text:bookmark text:name="h.fgydamotjpn7"/>3. O Programa de Gerenciamento de Configuração</text:h>
      <text:p text:style-name="P2"/>
      <text:h text:style-name="P42" text:outline-level="10"><text:bookmark text:name="h.26in1rg"/>3.1 Identificação da Configuração</text:h>
      <text:h text:style-name="P36" text:outline-level="10"><text:bookmark text:name="h.c0jpebwnx4jq"/>3.1.1 Métodos de Identificação</text:h>
      <text:p text:style-name="P26"><text:span text:style-name="T7">Todos</text:span><text:span text:style-name="T7"> </text:span><text:span text:style-name="T7">os</text:span><text:span text:style-name="T7"> </text:span><text:span text:style-name="T7">artefatos</text:span><text:span text:style-name="T7"> </text:span><text:span text:style-name="T7">contidos</text:span><text:span text:style-name="T7"> </text:span><text:span text:style-name="T7">no</text:span><text:span text:style-name="T7"> </text:span><text:span text:style-name="T7">repositório</text:span><text:span text:style-name="T7"> </text:span><text:span text:style-name="T7">de</text:span><text:span text:style-name="T7"> </text:span><text:span text:style-name="T7">gerência</text:span><text:span text:style-name="T7"> </text:span><text:span text:style-name="T7">de</text:span><text:span text:style-name="T7"> </text:span><text:span text:style-name="T7">configuração</text:span><text:span text:style-name="T7"> </text:span><text:span text:style-name="T7">serão</text:span><text:span text:style-name="T7"> </text:span><text:span text:style-name="T7">nomeados</text:span><text:span text:style-name="T7"> </text:span><text:span text:style-name="T7">da</text:span><text:span text:style-name="T7"> </text:span><text:span text:style-name="T7">seguinte</text:span><text:span text:style-name="T7"> </text:span><text:span text:style-name="T7">maneira</text:span><text:span text:style-name="T7">: &lt;</text:span><text:span text:style-name="T7">nome</text:span><text:span text:style-name="T7">-</text:span><text:span text:style-name="T7">do</text:span><text:span text:style-name="T7">-</text:span><text:span text:style-name="T7">artefato</text:span><text:span text:style-name="T7">&gt;-&lt;</text:span><text:span text:style-name="T7">versão</text:span><text:span text:style-name="T7">&gt;.&lt;</text:span><text:span text:style-name="T7">extensão</text:span><text:span text:style-name="T7">&gt;</text:span></text:p>
      <text:p text:style-name="P26"><text:span text:style-name="T7">Por</text:span><text:span text:style-name="T7"> </text:span><text:span text:style-name="T7">exemplo</text:span><text:span text:style-name="T7">, </text:span><text:span text:style-name="T7">a</text:span><text:span text:style-name="T7"> </text:span><text:span text:style-name="T7">primeira</text:span><text:span text:style-name="T7"> </text:span><text:span text:style-name="T7">versão</text:span><text:span text:style-name="T7"> </text:span><text:span text:style-name="T7">de</text:span><text:span text:style-name="T7"> </text:span><text:span text:style-name="T7">um</text:span><text:span text:style-name="T7"> </text:span><text:span text:style-name="T7">documento</text:span><text:span text:style-name="T7"> </text:span><text:span text:style-name="T7">de</text:span><text:span text:style-name="T7"> </text:span><text:span text:style-name="T7">plano</text:span><text:span text:style-name="T7"> </text:span><text:span text:style-name="T7">de</text:span><text:span text:style-name="T7"> </text:span><text:span text:style-name="T7">projeto</text:span><text:span text:style-name="T7"> </text:span><text:span text:style-name="T7">ficaria</text:span><text:span text:style-name="T7"> </text:span><text:span text:style-name="T7">como</text:span><text:span text:style-name="T7"> “</text:span><text:span text:style-name="T7">plano</text:span><text:span text:style-name="T7">-</text:span><text:span text:style-name="T7">de</text:span><text:span text:style-name="T7">-</text:span><text:span text:style-name="T7">projeto</text:span><text:span text:style-name="T7">-1.0.</text:span><text:span text:style-name="T7">doc</text:span><text:span text:style-name="T7">”, </text:span><text:span text:style-name="T7">sem</text:span><text:span text:style-name="T7"> </text:span><text:span text:style-name="T7">as</text:span><text:span text:style-name="T7"> </text:span><text:span text:style-name="T7">aspas</text:span><text:span text:style-name="T7">. </text:span><text:span text:style-name="T7">As</text:span><text:span text:style-name="T7"> </text:span><text:span text:style-name="T7">exceções</text:span><text:span text:style-name="T7"> </text:span><text:span text:style-name="T7">serão</text:span><text:span text:style-name="T7"> </text:span><text:span text:style-name="T7">no</text:span><text:span text:style-name="T7"> </text:span><text:span text:style-name="T7">caso</text:span><text:span text:style-name="T7"> </text:span><text:span text:style-name="T7">de</text:span><text:span text:style-name="T7"> </text:span><text:span text:style-name="T7">código</text:span><text:span text:style-name="T7"> </text:span><text:span text:style-name="T7">fonte</text:span><text:span text:style-name="T7">, </text:span><text:span text:style-name="T7">onde</text:span><text:span text:style-name="T7"> </text:span><text:span text:style-name="T7">apenas</text:span><text:span text:style-name="T7"> </text:span><text:span text:style-name="T7">o</text:span><text:span text:style-name="T7"> </text:span><text:span text:style-name="T7">executável</text:span><text:span text:style-name="T7"> </text:span><text:span text:style-name="T7">do</text:span><text:span text:style-name="T7"> </text:span><text:span text:style-name="T7">software</text:span><text:span text:style-name="T7"> </text:span><text:span text:style-name="T7">como</text:span><text:span text:style-name="T7"> </text:span><text:span text:style-name="T7">um</text:span><text:span text:style-name="T7"> </text:span><text:span text:style-name="T7">todo</text:span><text:span text:style-name="T7"> </text:span><text:span text:style-name="T7">teria</text:span><text:span text:style-name="T7"> </text:span><text:span text:style-name="T7">uma</text:span><text:span text:style-name="T7"> </text:span><text:span text:style-name="T7">identificação</text:span><text:span text:style-name="T7"> </text:span><text:span text:style-name="T7">de</text:span><text:span text:style-name="T7"> </text:span><text:span text:style-name="T7">versão</text:span><text:span text:style-name="T7"> </text:span><text:span text:style-name="T7">no</text:span><text:span text:style-name="T7"> </text:span><text:span text:style-name="T7">nome</text:span><text:span text:style-name="T7">, </text:span><text:span text:style-name="T7">seguindo</text:span><text:span text:style-name="T7"> </text:span><text:span text:style-name="T7">o</text:span><text:span text:style-name="T7"> </text:span><text:span text:style-name="T7">modelo</text:span><text:span text:style-name="T7"> </text:span><text:span text:style-name="T7">estabelecido</text:span><text:span text:style-name="T7">.</text:span></text:p>
      <text:p text:style-name="P26"><text:span text:style-name="T7">A</text:span><text:span text:style-name="T7"> </text:span><text:span text:style-name="T7">versão</text:span><text:span text:style-name="T7"> </text:span><text:span text:style-name="T7">contida</text:span><text:span text:style-name="T7"> </text:span><text:span text:style-name="T7">no</text:span><text:span text:style-name="T7"> </text:span><text:span text:style-name="T7">título</text:span><text:span text:style-name="T7"> </text:span><text:span text:style-name="T7">deve</text:span><text:span text:style-name="T7"> </text:span><text:span text:style-name="T7">corresponder</text:span><text:span text:style-name="T7"> </text:span><text:span text:style-name="T7">a</text:span><text:span text:style-name="T7"> </text:span><text:span text:style-name="T7">versão</text:span><text:span text:style-name="T7"> </text:span><text:span text:style-name="T7">determinada</text:span><text:span text:style-name="T7"> </text:span><text:span text:style-name="T7">dentro</text:span><text:span text:style-name="T7"> </text:span><text:span text:style-name="T7">do</text:span><text:span text:style-name="T7"> </text:span><text:span text:style-name="T7">artefato</text:span><text:span text:style-name="T7"> (</text:span><text:span text:style-name="T7">caso</text:span><text:span text:style-name="T7"> </text:span><text:span text:style-name="T7">possua</text:span><text:span text:style-name="T7"> </text:span><text:span text:style-name="T7">um</text:span><text:span text:style-name="T7"> </text:span><text:span text:style-name="T7">campo</text:span><text:span text:style-name="T7"> </text:span><text:span text:style-name="T7">de</text:span><text:span text:style-name="T7"> </text:span><text:span text:style-name="T7">versão</text:span><text:span text:style-name="T7">).</text:span></text:p>
      <text:p text:style-name="P23"/>
      <text:h text:style-name="P36" text:outline-level="10"><text:bookmark text:name="h.itfj1icqw80h"/>3.1.2 Baselines do Projeto<text:tab/></text:h>
      <text:p text:style-name="P28"><text:span text:style-name="T7">Haverá</text:span><text:span text:style-name="T7"> </text:span><text:span text:style-name="T7">uma</text:span><text:span text:style-name="T7"> </text:span><text:span text:style-name="T7">baseline</text:span><text:span text:style-name="T7"> </text:span><text:span text:style-name="T7">inicial</text:span><text:span text:style-name="T7"> </text:span><text:span text:style-name="T7">de</text:span><text:span text:style-name="T7"> </text:span><text:span text:style-name="T7">projeto</text:span><text:span text:style-name="T7"> </text:span><text:span text:style-name="T7">contendo</text:span><text:span text:style-name="T7"> </text:span><text:span text:style-name="T7">a</text:span><text:span text:style-name="T7"> </text:span><text:span text:style-name="T7">Especificação</text:span><text:span text:style-name="T7"> </text:span><text:span text:style-name="T7">de</text:span><text:span text:style-name="T7"> </text:span><text:span text:style-name="T7">Objetivos</text:span><text:span text:style-name="T7"> </text:span><text:span text:style-name="T7">e</text:span><text:span text:style-name="T7"> </text:span><text:span text:style-name="T7">Requisitos</text:span><text:span text:style-name="T7"> </text:span><text:span text:style-name="T7">aprovada</text:span><text:span text:style-name="T7"> </text:span><text:span text:style-name="T7">para</text:span><text:span text:style-name="T7"> </text:span><text:span text:style-name="T7">o</text:span><text:span text:style-name="T7"> </text:span><text:span text:style-name="T7">projeto</text:span><text:span text:style-name="T7">. </text:span><text:span text:style-name="T7">As</text:span><text:span text:style-name="T7"> </text:span><text:span text:style-name="T7">demais</text:span><text:span text:style-name="T7"> </text:span><text:span text:style-name="T7">baselines</text:span><text:span text:style-name="T7"> </text:span><text:span text:style-name="T7">ocorrerão</text:span><text:span text:style-name="T7"> </text:span><text:span text:style-name="T7">ao</text:span><text:span text:style-name="T7"> </text:span><text:span text:style-name="T7">final</text:span><text:span text:style-name="T7"> </text:span><text:span text:style-name="T7">de</text:span><text:span text:style-name="T7"> </text:span><text:span text:style-name="T7">cada</text:span><text:span text:style-name="T7"> </text:span><text:span text:style-name="T7">sprint</text:span><text:span text:style-name="T7">. </text:span><text:span text:style-name="T7">Os</text:span><text:span text:style-name="T7"> </text:span><text:span text:style-name="T7">Itens</text:span><text:span text:style-name="T7"> </text:span><text:span text:style-name="T7">de</text:span><text:span text:style-name="T7"> </text:span><text:span text:style-name="T7">Configuração</text:span><text:span text:style-name="T7"> </text:span><text:span text:style-name="T7">que</text:span><text:span text:style-name="T7"> </text:span><text:span text:style-name="T7">serão</text:span><text:span text:style-name="T7"> </text:span><text:span text:style-name="T7">lançados</text:span><text:span text:style-name="T7"> </text:span><text:span text:style-name="T7">no</text:span><text:span text:style-name="T7"> </text:span><text:span text:style-name="T7">final</text:span><text:span text:style-name="T7"> </text:span><text:span text:style-name="T7">de</text:span><text:span text:style-name="T7"> </text:span><text:span text:style-name="T7">cada</text:span><text:span text:style-name="T7"> </text:span><text:span text:style-name="T7">sprint</text:span><text:span text:style-name="T7"> </text:span><text:span text:style-name="T7">seguindo</text:span><text:span text:style-name="T7"> </text:span><text:span text:style-name="T7">o</text:span><text:span text:style-name="T7"> </text:span><text:span text:style-name="T7">cronograma</text:span><text:span text:style-name="T7"> </text:span><text:span text:style-name="T7">do</text:span><text:span text:style-name="T7"> </text:span><text:span text:style-name="T7">Plano</text:span><text:span text:style-name="T7"> </text:span><text:span text:style-name="T7">de</text:span><text:span text:style-name="T7"> </text:span><text:span text:style-name="T7">Projeto</text:span><text:span text:style-name="T7"> </text:span><text:span text:style-name="T7">estarão</text:span><text:span text:style-name="T7"> </text:span><text:span text:style-name="T7">especificados</text:span><text:span text:style-name="T7"> </text:span><text:span text:style-name="T7">no</text:span><text:span text:style-name="T7"> </text:span><text:span text:style-name="T7">documento</text:span><text:span text:style-name="T7"> </text:span><text:span text:style-name="T7">EAP</text:span><text:span text:style-name="T7"> </text:span><text:span text:style-name="T7">que</text:span><text:span text:style-name="T7"> </text:span><text:span text:style-name="T7">está</text:span><text:span text:style-name="T7"> </text:span><text:span text:style-name="T7">contido</text:span><text:span text:style-name="T7"> </text:span><text:span text:style-name="T7">no</text:span><text:span text:style-name="T7"> </text:span><text:span text:style-name="T7">Plano</text:span><text:span text:style-name="T7"> </text:span><text:span text:style-name="T7">de</text:span><text:span text:style-name="T7"> </text:span><text:span text:style-name="T7">Projeto</text:span><text:span text:style-name="T7">, </text:span><text:span text:style-name="T7">incluindo</text:span><text:span text:style-name="T7"> </text:span><text:span text:style-name="T7">executáveis</text:span><text:span text:style-name="T7"> </text:span><text:span text:style-name="T7">do</text:span><text:span text:style-name="T7"> </text:span><text:span text:style-name="T7">software</text:span><text:span text:style-name="T7"> </text:span><text:span text:style-name="T7">relacionado</text:span><text:span text:style-name="T7">.</text:span></text:p>
      <text:h text:style-name="P43" text:outline-level="10"><text:bookmark text:name="h.1ksv4uv"/>3.2 Controle de Configuração e Mudança</text:h>
      <text:h text:style-name="P36" text:outline-level="10"><text:bookmark text:name="h.6hhxmbs8ssdr"/>3.2.1 Processamento e Aprovação de Solicitações de Mudança</text:h>
      <text:p text:style-name="P27">O processo de Configuração e Mudança será feito de acordo com o definido no Processo de Manutenção.</text:p>
      <text:p text:style-name="P2"/>
      <text:h text:style-name="P37" text:outline-level="10"><text:bookmark text:name="h.cg9yo571k5yo"/>3.2.2 Comitê de Controle de Mudança (CCB)</text:h>
      <text:p text:style-name="P26"><text:span text:style-name="T7">O</text:span><text:span text:style-name="T7"> </text:span><text:span text:style-name="T7">comitê</text:span><text:span text:style-name="T7"> </text:span><text:span text:style-name="T7">será</text:span><text:span text:style-name="T7"> </text:span><text:span text:style-name="T7">formado</text:span><text:span text:style-name="T7"> </text:span><text:span text:style-name="T7">segundo</text:span><text:span text:style-name="T7"> </text:span><text:span text:style-name="T7">o</text:span><text:span text:style-name="T7"> </text:span><text:span text:style-name="T7">Processo</text:span><text:span text:style-name="T7"> </text:span><text:span text:style-name="T7">de</text:span><text:span text:style-name="T7"> </text:span><text:span text:style-name="T7">Manutenção</text:span><text:span text:style-name="T7">, </text:span><text:span text:style-name="T7">sendo</text:span><text:span text:style-name="T7"> </text:span><text:span text:style-name="T7">que</text:span><text:span text:style-name="T7"> </text:span><text:span text:style-name="T7">o</text:span><text:span text:style-name="T7"> </text:span><text:span text:style-name="T7">comitê</text:span><text:span text:style-name="T7"> </text:span><text:span text:style-name="T7">de</text:span><text:span text:style-name="T7"> </text:span><text:span text:style-name="T7">cada</text:span><text:span text:style-name="T7"> </text:span><text:span text:style-name="T7">mudança</text:span><text:span text:style-name="T7"> </text:span><text:span text:style-name="T7">será</text:span><text:span text:style-name="T7"> </text:span><text:span text:style-name="T7">formado</text:span><text:span text:style-name="T7"> </text:span><text:span text:style-name="T7">pelos</text:span><text:span text:style-name="T7"> </text:span><text:span text:style-name="T7">interessados</text:span><text:span text:style-name="T7"> </text:span><text:span text:style-name="T7">que</text:span><text:span text:style-name="T7"> </text:span><text:span text:style-name="T7">são</text:span><text:span text:style-name="T7"> </text:span><text:span text:style-name="T7">afetados</text:span><text:span text:style-name="T7"> </text:span><text:span text:style-name="T7">por</text:span><text:span text:style-name="T7"> </text:span><text:span text:style-name="T7">essa</text:span><text:span text:style-name="T7"> </text:span><text:span text:style-name="T7">mudança</text:span><text:span text:style-name="T7">.</text:span></text:p>
      <text:p text:style-name="P22"/>
      <text:h text:style-name="P43" text:outline-level="10"><text:bookmark text:name="h.z337ya"/>3.3 Estimativa do Status de Configuração</text:h>
      <text:h text:style-name="P36" text:outline-level="10"><text:bookmark text:name="h.yt8l4w7y5mre"/>3.3.1 Processo de Armazenamento de Mídia e Liberação do Projeto</text:h>
      <text:p text:style-name="P26"><text:span text:style-name="T7">O</text:span><text:span text:style-name="T7"> </text:span><text:span text:style-name="T7">Projeto</text:span><text:span text:style-name="T7"> </text:span><text:span text:style-name="T7">e</text:span><text:span text:style-name="T7"> </text:span><text:span text:style-name="T7">seus</text:span><text:span text:style-name="T7"> </text:span><text:span text:style-name="T7">backups</text:span><text:span text:style-name="T7"> </text:span><text:span text:style-name="T7">serão</text:span><text:span text:style-name="T7"> </text:span><text:span text:style-name="T7">mantidos</text:span><text:span text:style-name="T7"> </text:span><text:span text:style-name="T7">nos</text:span><text:span text:style-name="T7"> </text:span><text:span text:style-name="T7">repositórios</text:span><text:span text:style-name="T7"> </text:span><text:span text:style-name="T7">do</text:span><text:span text:style-name="T7"> </text:span><text:span text:style-name="T7">GitHub</text:span><text:span text:style-name="T7"> </text:span><text:span text:style-name="T7">e</text:span><text:span text:style-name="T7"> </text:span><text:span text:style-name="T7">armazenados</text:span><text:span text:style-name="T7"> </text:span><text:span text:style-name="T7">em</text:span><text:span text:style-name="T7"> </text:span><text:span text:style-name="T7">disco</text:span><text:span text:style-name="T7"> </text:span><text:span text:style-name="T7">rígido</text:span><text:span text:style-name="T7"> </text:span><text:span text:style-name="T7">do</text:span><text:span text:style-name="T7"> </text:span><text:span text:style-name="T7">gerente</text:span><text:span text:style-name="T7"> </text:span><text:span text:style-name="T7">de</text:span><text:span text:style-name="T7"> </text:span><text:span text:style-name="T7">configuração</text:span><text:span text:style-name="T7"> </text:span><text:span text:style-name="T7">no</text:span><text:span text:style-name="T7"> </text:span><text:span text:style-name="T7">final</text:span><text:span text:style-name="T7"> </text:span><text:span text:style-name="T7">de</text:span><text:span text:style-name="T7"> </text:span><text:span text:style-name="T7">cada</text:span><text:span text:style-name="T7"> </text:span><text:span text:style-name="T7">baseline</text:span><text:span text:style-name="T7">.</text:span></text:p>
      <text:p text:style-name="P26"><text:span text:style-name="T7">Os</text:span><text:span text:style-name="T7"> </text:span><text:span text:style-name="T7">Itens</text:span><text:span text:style-name="T7"> </text:span><text:span text:style-name="T7">de</text:span><text:span text:style-name="T7"> </text:span><text:span text:style-name="T7">Configuração</text:span><text:span text:style-name="T7"> </text:span><text:span text:style-name="T7">estarão</text:span><text:span text:style-name="T7"> </text:span><text:span text:style-name="T7">organizados</text:span><text:span text:style-name="T7"> </text:span><text:span text:style-name="T7">na</text:span><text:span text:style-name="T7"> </text:span><text:span text:style-name="T7">pasta</text:span><text:span text:style-name="T7"> </text:span><text:span text:style-name="T7">trunk</text:span><text:span text:style-name="T7"> </text:span><text:span text:style-name="T7">segundo</text:span><text:span text:style-name="T7"> </text:span><text:span text:style-name="T7">a</text:span><text:span text:style-name="T7"> </text:span><text:span text:style-name="T7">hierarquia</text:span><text:span text:style-name="T7"> </text:span><text:span text:style-name="T7">de</text:span><text:span text:style-name="T7"> </text:span><text:span text:style-name="T7">pastas</text:span><text:span text:style-name="T7"> </text:span><text:span text:style-name="T7">abaixo</text:span><text:span text:style-name="T7">:</text:span></text:p>
      <text:p text:style-name="P27"><text:soft-page-break/></text:p>
      <text:p text:style-name="P26"><text:span text:style-name="T7">1-</text:span><text:span text:style-name="T7">Gerência</text:span></text:p>
      <text:p text:style-name="P27"><text:tab/>1.01-Cronograma e Atas de Reunião</text:p>
      <text:p text:style-name="P27"><text:tab/>1.02-Gerência de Projeto de Sofware</text:p>
      <text:p text:style-name="P34"><text:tab/><text:tab/>1.02.01-Scrum</text:p>
      <text:p text:style-name="P34"><text:tab/><text:tab/>1.02.02-PMBOK</text:p>
      <text:p text:style-name="P27"><text:tab/>1.03-Manutenção de Software</text:p>
      <text:p text:style-name="P27"><text:tab/>1.04-Qualidade de Software </text:p>
      <text:p text:style-name="P27"><text:tab/>1.05-Verificação e Validação </text:p>
      <text:p text:style-name="P26"><text:span text:style-name="T7">2-</text:span><text:span text:style-name="T7">Projeto</text:span></text:p>
      <text:p text:style-name="P27"><text:tab/>2.01-Requisitos</text:p>
      <text:p text:style-name="P27"><text:tab/>2.02-Design</text:p>
      <text:p text:style-name="P35"><text:tab/><text:tab/>2.02.01-Arquitetura de Software</text:p>
      <text:p text:style-name="P33"><text:tab/><text:tab/>2.02.02-Design Detalhado</text:p>
      <text:p text:style-name="P26"><text:span text:style-name="T7"><text:tab/>2.03-</text:span><text:span text:style-name="T7">Código</text:span><text:span text:style-name="T7">-</text:span><text:span text:style-name="T7">Fonte</text:span></text:p>
      <text:p text:style-name="P26"><text:span text:style-name="T7"><text:tab/>2.04-</text:span><text:span text:style-name="T7">Implantação</text:span><text:span text:style-name="T7"> </text:span></text:p>
      <text:p text:style-name="P26"><text:span text:style-name="T7">3-</text:span><text:span text:style-name="T7">Diversos</text:span></text:p>
      <text:p text:style-name="P26"><text:span text:style-name="T7"><text:tab/>3.01-</text:span><text:span text:style-name="T7">Bibliografia</text:span></text:p>
      <text:p text:style-name="P26"><text:span text:style-name="T7"><text:tab/>3.02-</text:span><text:span text:style-name="T7">Apresentações</text:span></text:p>
      <text:p text:style-name="P27"/>
      <text:h text:style-name="P36" text:outline-level="10"><text:bookmark text:name="h.1y810tw"/>3.3.2 Relatórios e Auditorias </text:h>
      <text:h text:style-name="P39" text:outline-level="10"><text:bookmark text:name="h.somxlpol8ff9"/><text:span text:style-name="T8">Os</text:span><text:span text:style-name="T8"> </text:span><text:span text:style-name="T8">Relatórios</text:span><text:span text:style-name="T8"> </text:span><text:span text:style-name="T8">e</text:span><text:span text:style-name="T8"> </text:span><text:span text:style-name="T8">Auditorias</text:span><text:span text:style-name="T8"> </text:span><text:span text:style-name="T8">serão</text:span><text:span text:style-name="T8"> </text:span><text:span text:style-name="T8">feitos</text:span><text:span text:style-name="T8"> </text:span><text:span text:style-name="T8">pela</text:span><text:span text:style-name="T8"> </text:span><text:span text:style-name="T8">Garantia</text:span><text:span text:style-name="T8"> </text:span><text:span text:style-name="T8">de</text:span><text:span text:style-name="T8"> </text:span><text:span text:style-name="T8">Qualidade</text:span><text:span text:style-name="T8"> </text:span><text:span text:style-name="T8">para</text:span><text:span text:style-name="T8"> </text:span><text:span text:style-name="T8">garantir</text:span><text:span text:style-name="T8"> </text:span><text:span text:style-name="T8">a</text:span><text:span text:style-name="T8"> </text:span><text:span text:style-name="T8">qualidade</text:span><text:span text:style-name="T8"> </text:span><text:span text:style-name="T8">da</text:span><text:span text:style-name="T8"> </text:span><text:span text:style-name="T8">Gerência</text:span><text:span text:style-name="T8"> </text:span><text:span text:style-name="T8">de</text:span><text:span text:style-name="T8"> </text:span><text:span text:style-name="T8">Configuração</text:span><text:span text:style-name="T8">, </text:span><text:span text:style-name="T8">e</text:span><text:span text:style-name="T8"> </text:span><text:span text:style-name="T8">as</text:span><text:span text:style-name="T8"> </text:span><text:span text:style-name="T8">suas</text:span><text:span text:style-name="T8"> </text:span><text:span text:style-name="T8">auditorias</text:span><text:span text:style-name="T8"> </text:span><text:span text:style-name="T8">também</text:span><text:span text:style-name="T8">.</text:span></text:h>
      <text:h text:style-name="P38" text:outline-level="10"><text:bookmark text:name="h.e5vj58lw0oct"/>4. Marcos</text:h>
      <text:p text:style-name="P25">Os marcos do projeto estão descritos na seção 4.2 do plano de projeto. O plano de GCS deve ser atualizado antes do início do próximo sprint do projeto.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class="chapter">
      <style:paragraph-properties fo:margin-top="0.847cm" fo:margin-bottom="0.212cm" style:contextual-spacing="false" fo:line-height="100%" fo:keep-together="always" fo:break-before="auto" fo:break-after="auto" fo:keep-with-next="always" style:writing-mode="lr-tb"/>
      <style:text-properties fo:color="#000000" style:font-name="Times New Roman" fo:font-size="36pt" fo:font-weight="bold" style:font-name-asian="Times New Roman" style:font-size-asian="36pt" style:font-weight-asian="bold" style:font-name-complex="Times New Roman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0%" fo:keep-together="always" fo:break-before="auto" fo:break-after="auto" fo:keep-with-next="always" style:writing-mode="lr-tb"/>
      <style:text-properties fo:color="#666666" style:font-name="Georgia" fo:font-size="24pt" fo:font-style="italic" fo:font-weight="normal" style:font-name-asian="Georgia" style:font-size-asian="24pt" style:font-style-asian="italic" style:font-weight-asian="normal" style:font-name-complex="Georgia" style:font-size-complex="24pt" style:font-style-complex="italic" style:font-weight-complex="normal"/>
    </style:style>
    <style:style style:name="Heading_20_1" style:display-name="Heading 1" style:family="paragraph" style:parent-style-name="Standard" style:class="text">
      <style:paragraph-properties fo:margin-left="1.27cm" fo:margin-right="0cm" fo:margin-top="0.212cm" fo:margin-bottom="0.106cm" style:contextual-spacing="false" fo:line-height="100%" fo:keep-together="always" fo:text-indent="-1.268cm" style:auto-text-indent="false" fo:break-before="auto" fo:break-after="auto" fo:keep-with-next="always" style:writing-mode="lr-tb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Heading_20_2" style:display-name="Heading 2" style:family="paragraph" style:parent-style-name="Standard" style:class="text">
      <style:paragraph-properties fo:margin-left="1.27cm" fo:margin-right="0cm" fo:margin-top="0.212cm" fo:margin-bottom="0.106cm" style:contextual-spacing="false" fo:line-height="100%" fo:keep-together="always" fo:text-indent="-1.268cm" style:auto-text-indent="false" fo:break-before="auto" fo:break-after="auto" fo:keep-with-next="always" style:writing-mode="lr-tb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Heading_20_3" style:display-name="Heading 3" style:family="paragraph" style:parent-style-name="Standard" style:class="text">
      <style:paragraph-properties fo:margin-left="1.27cm" fo:margin-right="0cm" fo:margin-top="0.212cm" fo:margin-bottom="0.106cm" style:contextual-spacing="false" fo:line-height="100%" fo:keep-together="always" fo:text-indent="-1.268cm" style:auto-text-indent="false" fo:break-before="auto" fo:break-after="auto" fo:keep-with-next="always" style:writing-mode="lr-tb"/>
      <style:text-properties fo:color="#000000" style:font-name="Arial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Heading_20_4" style:display-name="Heading 4" style:family="paragraph" style:parent-style-name="Standard" style:class="text">
      <style:paragraph-properties fo:margin-left="1.27cm" fo:margin-right="0cm" fo:margin-top="0.212cm" fo:margin-bottom="0.106cm" style:contextual-spacing="false" fo:line-height="100%" fo:keep-together="always" fo:text-indent="-1.268cm" style:auto-text-indent="false" fo:break-before="auto" fo:break-after="auto" fo:keep-with-next="always" style:writing-mode="lr-tb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Heading_20_5" style:display-name="Heading 5" style:family="paragraph" style:parent-style-name="Standard" style:class="text">
      <style:paragraph-properties fo:margin-left="5.08cm" fo:margin-right="0cm" fo:margin-top="0.423cm" fo:margin-bottom="0.106cm" style:contextual-spacing="false" fo:line-height="100%" fo:keep-together="always" fo:text-indent="0cm" style:auto-text-indent="false" fo:break-before="auto" fo:break-after="auto" fo:keep-with-next="always" style:writing-mode="lr-tb"/>
      <style:text-properties fo:color="#000000" style:font-name="Times New Roman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left="5.08cm" fo:margin-right="0cm" fo:margin-top="0.423cm" fo:margin-bottom="0.106cm" style:contextual-spacing="false" fo:line-height="100%" fo:keep-together="always" fo:text-indent="0cm" style:auto-text-indent="false" fo:break-before="auto" fo:break-after="auto" fo:keep-with-next="always" style:writing-mode="lr-tb"/>
      <style:text-properties fo:color="#000000" style:font-name="Times New Roman" fo:font-size="11pt" fo:font-style="italic" fo:font-weight="normal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1.27cm" fo:margin-bottom="0cm" style:contextual-spacing="false" fo:line-height="100%" style:page-number="auto" fo:break-before="auto" fo:break-after="auto" style:writing-mode="lr-tb"/>
    </style:style>
    <style:style style:name="MP2" style:family="paragraph" style:parent-style-name="Standard">
      <style:paragraph-properties fo:margin-top="0cm" fo:margin-bottom="1.27cm" style:contextual-spacing="false" fo:line-height="100%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>
        <style:header-footer-properties fo:min-height="1.251cm" fo:margin-left="0cm" fo:margin-right="0cm" fo:margin-top="1.25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dc:title/>
    <meta:initial-creator/>
    <meta:editing-cycles>4</meta:editing-cycles>
    <dc:date>2015-05-12T21:07:50</dc:date>
    <meta:editing-duration>PT1M33S</meta:editing-duration>
    <meta:document-statistic meta:table-count="3" meta:image-count="0" meta:object-count="0" meta:page-count="4" meta:paragraph-count="93" meta:word-count="667" meta:character-count="4482" meta:non-whitespace-character-count="3877"/>
  </office:meta>
</office:document-meta>
</file>